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c859" officeooo:paragraph-rsid="0007c85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7c859" officeooo:paragraph-rsid="0007c85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7c859" officeooo:paragraph-rsid="000952e6"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8pt" style:text-underline-style="none" fo:font-weight="bold" officeooo:rsid="0007c859" officeooo:paragraph-rsid="0007c859" style:font-size-asian="18pt" style:font-weight-asian="bold" style:font-size-complex="18pt" style:font-weight-complex="bold"/>
    </style:style>
    <style:style style:name="P5" style:family="paragraph" style:parent-style-name="Standard" style:list-style-name="L1">
      <style:paragraph-properties fo:text-align="start" style:justify-single-word="false"/>
      <style:text-properties fo:font-size="18pt" style:text-underline-style="none" fo:font-weight="bold" officeooo:rsid="0007c859" officeooo:paragraph-rsid="000952e6" style:font-size-asian="18pt" style:font-weight-asian="bold" style:font-size-complex="18pt" style:font-weight-complex="bold"/>
    </style:style>
    <style:style style:name="T1" style:family="text">
      <style:text-properties officeooo:rsid="0008d508"/>
    </style:style>
    <style:style style:name="T2" style:family="text">
      <style:text-properties officeooo:rsid="000952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iel de Reconnaissance Faciale</text:p>
      <text:p text:style-name="P1"/>
      <text:list xml:id="list2185804666942809011" text:style-name="L1">
        <text:list-item>
          <text:p text:style-name="P5">Contexte :</text:p>
          <text:p text:style-name="P4"/>
        </text:list-item>
      </text:list>
      <text:p text:style-name="P2">Le but de cette application est, comme son nom l'indique, de reconnaître des visages. En effet, à partir d'un visage, l'application va pouvoir trouver les visages les plus proches de ce visage test. La recherche des visages les plus proches se fait à partir d'une base de données qui comprend un certain nombre de visage. <text:span text:style-name="T1">Ainsi, vous pouvez comparer n'importe quelle image présente sur votre ordinateur avec la base de données. Il suffit juste que cette image soit de taille 128*128 pixels car les images de notre base de données sont de cette taille et par conséquent pour pouvoir comparer deux images, elles doivent avoir la même taille. De plus, l'image doit être de type .gif. Lors de la comparaison on peut afficher de 1 à 5 images solutions qui seront rangées de la plus proche à la moins ressemblantes.</text:span></text:p>
      <text:p text:style-name="P2"/>
      <text:list xml:id="list115348522993036" text:continue-numbering="true" text:style-name="L1">
        <text:list-item>
          <text:p text:style-name="P5"><text:span text:style-name="T2">L'interface graphique </text:span>:</text:p>
          <text:p text:style-name="P5"/>
        </text:list-item>
      </text:list>
      <text:p text:style-name="P3"><text:span text:style-name="T1"><text:s/>Nous allons maintenant présenter l'interface graphique de l'application. Ci-dessous, on trouve une figure présentant notre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0:59:29.509711666</meta:creation-date>
    <dc:date>2017-01-12T11:53:47.203911096</dc:date>
    <meta:editing-duration>PT8M27S</meta:editing-duration>
    <meta:editing-cycles>1</meta:editing-cycles>
    <meta:document-statistic meta:table-count="0" meta:image-count="0" meta:object-count="0" meta:page-count="1" meta:paragraph-count="7" meta:word-count="169" meta:character-count="1014" meta:non-whitespace-character-count="853"/>
    <meta:generator>LibreOffice/4.3.3.2$Linux_X86_64 LibreOffice_project/430m0$Build-2</meta:generator>
  </office:meta>
</office:document-meta>
</file>